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0.9028in"/>
    </style:style>
    <style:style style:name="co3" style:family="table-column">
      <style:table-column-properties fo:break-before="auto" style:column-width="2.4472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1.1193in"/>
    </style:style>
    <style:style style:name="co7" style:family="table-column">
      <style:table-column-properties fo:break-before="auto" style:column-width="2.248in"/>
    </style:style>
    <style:style style:name="co8" style:family="table-column">
      <style:table-column-properties fo:break-before="auto" style:column-width="1.4146in"/>
    </style:style>
    <style:style style:name="co9" style:family="table-column">
      <style:table-column-properties fo:break-before="auto" style:column-width="1.2846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1.111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normal" style:font-weight-asian="normal" style:font-weight-complex="normal"/>
    </style:style>
    <style:style style:name="ce5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AS-EAI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FROM PROJECT</text:p>
          </table:table-cell>
          <table:table-cell table:style-name="ce1" office:value-type="string">
            <text:p>FROM TECH</text:p>
          </table:table-cell>
          <table:table-cell table:style-name="ce4" office:value-type="string">
            <text:p>MODULE</text:p>
          </table:table-cell>
          <table:table-cell table:style-name="ce1" office:value-type="string">
            <text:p>Access</text:p>
          </table:table-cell>
          <table:table-cell table:style-name="ce1" office:value-type="string">
            <text:p>Is in Batch</text:p>
          </table:table-cell>
          <table:table-cell table:style-name="ce1" office:value-type="string">
            <text:p>Max Batch size</text:p>
          </table:table-cell>
          <table:table-cell table:style-name="ce4" office:value-type="string">
            <text:p>Suggestion</text:p>
          </table:table-cell>
          <table:table-cell table:style-name="ce7" office:value-type="string">
            <text:p>Solution</text:p>
          </table:table-cell>
          <table:table-cell table:style-name="ce7" office:value-type="string">
            <text:p>Service Name</text:p>
          </table:table-cell>
          <table:table-cell table:style-name="ce7" office:value-type="string">
            <text:p>Service readiness</text:p>
          </table:table-cell>
          <table:table-cell/>
          <table:table-cell table:style-name="ce4" office:value-type="string">
            <text:p>Activity Details</text:p>
          </table:table-cell>
          <table:table-cell table:style-name="ce4" office:value-type="string">
            <text:p>Table Used</text:p>
          </table:table-cell>
          <table:table-cell table:style-name="ce4" office:value-type="string">
            <text:p>Modularity</text:p>
          </table:table-cell>
          <table:table-cell table:style-name="ce4" office:value-type="string">
            <text:p>Complexity of query</text:p>
          </table:table-cell>
        </table:table-row>
        <table:table-row table:style-name="ro1">
          <table:table-cell table:style-name="ce2" office:value-type="string">
            <text:p>CUSTOMER CARE</text:p>
          </table:table-cell>
          <table:table-cell table:style-name="ce2" office:value-type="string">
            <text:p>PHP</text:p>
          </table:table-cell>
          <table:table-cell table:style-name="ce5" office:value-type="string">
            <text:p>Query Posting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office:value-type="string">
            <text:p>Fetching data for bill</text:p>
          </table:table-cell>
          <table:table-cell office:value-type="string">
            <text:p>FAS.LEDGER</text:p>
          </table:table-cell>
          <table:table-cell office:value-type="string">
            <text:p>DIRECT</text:p>
          </table:table-cell>
          <table:table-cell office:value-type="string">
            <text:p>SIMPLE</text:p>
          </table:table-cell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AUM Transfer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ew function</text:p>
          </table:table-cell>
          <table:table-cell table:style-name="ce2" table:number-columns-repeated="3"/>
          <table:table-cell/>
          <table:table-cell office:value-type="string">
            <text:p>AUMTransferEntity.java, SELECT COUNT(BILLNO) CNT FROM FAS.LEDGER WHERE BILLNO=:billno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AumTransfer,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ew function</text:p>
          </table:table-cell>
          <table:table-cell table:style-name="ce2" table:number-columns-repeated="3"/>
          <table:table-cell/>
          <table:table-cell office:value-type="string">
            <text:p>get COUNT(BILLNO) using BILLNO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getJVRuleReport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ew function</text:p>
          </table:table-cell>
          <table:table-cell table:style-name="ce2" table:number-columns-repeated="3"/>
          <table:table-cell/>
          <table:table-cell office:value-type="string">
            <text:p>join with CHQ_ENT_HEAD_MASTER_BR ::to get firm name &amp; lock status , get count from paymast where pm.firm code in (get firm code from FIRM)</text:p>
          </table:table-cell>
          <table:table-cell office:value-type="string">
            <text:p>FIR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getJVRuleReport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ew function</text:p>
          </table:table-cell>
          <table:table-cell table:style-name="ce2" table:number-columns-repeated="3"/>
          <table:table-cell/>
          <table:table-cell office:value-type="string">
            <text:p>join with CHQ_ENT_HEAD_MASTER_BR ::to get firm name &amp; lock status , get count from paymast where pm.firm code in (get firm code from FIRM)</text:p>
          </table:table-cell>
          <table:table-cell office:value-type="string">
            <text:p>FIR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ill Payment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riting can be in WS</text:p>
          </table:table-cell>
          <table:table-cell table:style-name="ce2" table:number-columns-repeated="3"/>
          <table:table-cell/>
          <table:table-cell office:value-type="string">
            <text:p>bill_payutility.java,Ref=2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ill Payment Utility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for reading we can use view of fas</text:p>
          </table:table-cell>
          <table:table-cell table:style-name="ce2" table:number-columns-repeated="3"/>
          <table:table-cell/>
          <table:table-cell office:value-type="string">
            <text:p>insert</text:p>
          </table:table-cell>
          <table:table-cell office:value-type="string">
            <text:p>LOG_FILE_GE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ill Payment Utility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6" office:value-type="string">
            <text:p>db link pending</text:p>
          </table:table-cell>
          <table:table-cell table:style-name="ce2" table:number-columns-repeated="3"/>
          <table:table-cell/>
          <table:table-cell office:value-type="string">
            <text:p>bill_payment_utility.java, Complex, Refer Page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/Oracle</text:p>
          </table:table-cell>
          <table:table-cell table:style-name="ce5" office:value-type="string">
            <text:p>Bill Payment Utility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Yes</text:p>
          </table:table-cell>
          <table:table-cell table:style-name="ce2" office:value-type="float" office:value="10000">
            <text:p>10000</text:p>
          </table:table-cell>
          <table:table-cell table:style-name="ce5"/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insert in to bankrec</text:p>
          </table:table-cell>
          <table:table-cell office:value-type="string">
            <text:p>FAS.BANKREC</text:p>
          </table:table-cell>
          <table:table-cell office:value-type="string">
            <text:p>CENTRALIZED</text:p>
          </table:table-cell>
          <table:table-cell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rok cheq authoriz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office:value-type="string">
            <text:p>get max SRNO</text:p>
          </table:table-cell>
          <table:table-cell office:value-type="string">
            <text:p>LINK_VOU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ill Payment Utility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office:value-type="string">
            <text:p>get max SRNO</text:p>
          </table:table-cell>
          <table:table-cell office:value-type="string">
            <text:p>LINK_VOU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ill process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Party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get party name using party code &amp; firm code FOR COMBO</text:p>
          </table:table-cell>
          <table:table-cell office:value-type="string">
            <text:p>PARTYMAS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Rap Bill Auto Sav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Party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get party name using party code &amp; firm code FOR COMBO</text:p>
          </table:table-cell>
          <table:table-cell office:value-type="string">
            <text:p>PARTYMAS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ill Processed Payment Utility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insert_file_gen_detail</text:p>
          </table:table-cell>
          <table:table-cell table:style-name="ce2" table:number-columns-repeated="2"/>
          <table:table-cell/>
          <table:table-cell office:value-type="string">
            <text:p>insert in to FILE_GEN_DETAIL</text:p>
          </table:table-cell>
          <table:table-cell office:value-type="string">
            <text:p>FILE_GEN_DETAIL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rok cheque Autjorization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change in ws</text:p>
          </table:table-cell>
          <table:table-cell table:style-name="ce2" table:number-columns-repeated="3"/>
          <table:table-cell/>
          <table:table-cell office:value-type="string">
            <text:p>insert</text:p>
          </table:table-cell>
          <table:table-cell office:value-type="string">
            <text:p>MEET_LEDGER_MAP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rok cheque Autjorization JV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Yes</text:p>
          </table:table-cell>
          <table:table-cell table:style-name="ce2" office:value-type="float" office:value="500">
            <text:p>500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using VOU</text:p>
          </table:table-cell>
          <table:table-cell office:value-type="string">
            <text:p>FAS.BANKR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rok cheque Entry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table:number-columns-repeated="3"/>
          <table:table-cell/>
          <table:table-cell office:value-type="string">
            <text:p>get MEET_NAME with using join</text:p>
          </table:table-cell>
          <table:table-cell office:value-type="string">
            <text:p>MEETING_MA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rok cheque Entry JV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table:number-columns-repeated="3"/>
          <table:table-cell/>
          <table:table-cell office:value-type="string">
            <text:p>get MEET_NAME for combo</text:p>
          </table:table-cell>
          <table:table-cell office:value-type="string">
            <text:p>MEETING_MA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rok cheque UN Autjorization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table:number-columns-repeated="3"/>
          <table:table-cell/>
          <table:table-cell office:value-type="string">
            <text:p>delete using VOU</text:p>
          </table:table-cell>
          <table:table-cell office:value-type="string">
            <text:p>MEET_LEDGER_MAP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rok chequ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Party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Using cattype &amp; prod type for party combo and different param for TDSACC combo</text:p>
          </table:table-cell>
          <table:table-cell office:value-type="string">
            <text:p>CATEGORY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rokchequeutility_JV_Edit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Party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Using cattype &amp; prod type for party combo and different param for TDSACC combo</text:p>
          </table:table-cell>
          <table:table-cell office:value-type="string">
            <text:p>CATEGORY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rokchequeutility_JV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Party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Using cattype &amp; prod type for party combo and different param for TDSACC combo</text:p>
          </table:table-cell>
          <table:table-cell office:value-type="string">
            <text:p>CATEGORY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rokchqreceipt_JV.java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Party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Using cattype &amp; prod type for party combo and different param for TDSACC combo</text:p>
          </table:table-cell>
          <table:table-cell office:value-type="string">
            <text:p>CATEGORY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rokchqauthorized_JV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Firm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get firm code using start date, end date &amp; firmname like</text:p>
          </table:table-cell>
          <table:table-cell office:value-type="string">
            <text:p>FIR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roker Check Auth JV</text:p>
          </table:table-cell>
          <table:table-cell table:style-name="ce2" office:value-type="string">
            <text:p>READ/WRIT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brokchqauthorized_JV.java,131-156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roker Check JV Report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office:value-type="string">
            <text:p>brokchqreport_JV.java,Ref=19,26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rokerage checque Un-Autheriz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8" office:value-type="string">
            <text:p>1 service for reading from bankrec</text:p>
          </table:table-cell>
          <table:table-cell table:style-name="ce2" table:number-columns-repeated="2"/>
          <table:table-cell/>
          <table:table-cell office:value-type="string">
            <text:p>select using vou for clear date</text:p>
          </table:table-cell>
          <table:table-cell office:value-type="string">
            <text:p>FAS.BANKR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Brok cheque Autjorization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8" office:value-type="string">
            <text:p>1 service for reading from bankrec</text:p>
          </table:table-cell>
          <table:table-cell table:style-name="ce2" table:number-columns-repeated="2"/>
          <table:table-cell/>
          <table:table-cell office:value-type="string">
            <text:p>select using vou for clear date</text:p>
          </table:table-cell>
          <table:table-cell office:value-type="string">
            <text:p>FAS.BANKR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Auth JV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8" office:value-type="string">
            <text:p>1 service for reading from bankrec</text:p>
          </table:table-cell>
          <table:table-cell table:style-name="ce2" table:number-columns-repeated="2"/>
          <table:table-cell/>
          <table:table-cell office:value-type="string">
            <text:p>select using vou for clear date</text:p>
          </table:table-cell>
          <table:table-cell office:value-type="string">
            <text:p>FAS.BANKR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ENET Bill Payment Utility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office:value-type="string">
            <text:p>bill_pay_utility_ENET.java. Ref=51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Function</text:p>
          </table:table-cell>
          <table:table-cell table:style-name="ce2" office:value-type="string">
            <text:p>READ/WRIT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function_billproc.java, Insert into all main fas tables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get suspan amomt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office:value-type="string">
            <text:p>join on prodtype, partycode, firm code using ccode, accode, chq no, trdate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Payment Cancallation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table:number-columns-repeated="3"/>
          <table:table-cell/>
          <table:table-cell office:value-type="string">
            <text:p>using PASS='n'</text:p>
          </table:table-cell>
          <table:table-cell office:value-type="string">
            <text:p>BANKR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Payment cheque entry new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table:number-columns-repeated="3"/>
          <table:table-cell/>
          <table:table-cell office:value-type="string">
            <text:p>join with firm to get Firm Name to get BROK_CHQ_MAST &amp; BROK_CHQ_TRN</text:p>
          </table:table-cell>
          <table:table-cell office:value-type="string">
            <text:p>FIR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Rap Bill Auto Process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waiting for confirmation</text:p>
          </table:table-cell>
          <table:table-cell table:style-name="ce2" table:number-columns-repeated="2"/>
          <table:table-cell/>
          <table:table-cell office:value-type="string">
            <text:p>1)using firm code 2)comboFirm using lock=0 3)combofirm using more than 1 firmcode</text:p>
          </table:table-cell>
          <table:table-cell office:value-type="string">
            <text:p>FIR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Unauthorization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waiting for confirmation</text:p>
          </table:table-cell>
          <table:table-cell table:style-name="ce2" table:number-columns-repeated="2"/>
          <table:table-cell/>
          <table:table-cell office:value-type="string">
            <text:p>1)using firm code 2)comboFirm using lock=0 3)combofirm using more than 1 firmcode</text:p>
          </table:table-cell>
          <table:table-cell office:value-type="string">
            <text:p>FIR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Authorization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waiting for confirmation</text:p>
          </table:table-cell>
          <table:table-cell table:style-name="ce2" table:number-columns-repeated="2"/>
          <table:table-cell/>
          <table:table-cell office:value-type="string">
            <text:p>1)using firm code 2)comboFirm using lock=0 3)combofirm using more than 1 firmcode</text:p>
          </table:table-cell>
          <table:table-cell office:value-type="string">
            <text:p>FIR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Rap Bill Auto Sav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Party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get party code &amp; name using CAT CODE &amp; firm code</text:p>
          </table:table-cell>
          <table:table-cell office:value-type="string">
            <text:p>PARTYMAS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rptPaymentRequest_detail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table:number-columns-repeated="3"/>
          <table:table-cell/>
          <table:table-cell office:value-type="string">
            <text:p>select using vou, PASS= Y for clear date</text:p>
          </table:table-cell>
          <table:table-cell office:value-type="string">
            <text:p>BANKR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Trail Bill NJP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office:value-type="string">
            <text:p>Bill_TR_NJP_Preview.java, Ref=121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UF Bill NJP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office:value-type="string">
            <text:p>bill_UF_NJP_save.java, using partycode and chkno in where condition,Ref=126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UF Incentive Bill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office:value-type="string">
            <text:p>rptuf_inc_bill_folio.java, Ref=159-168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Value Pack Print Bill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office:value-type="string">
            <text:p>print_bill_valuepack.java, Ref=47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VP Bill PDF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office:value-type="string">
            <text:p>bill_pdf_VP.java, Ref=105,118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VP Bill Sav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office:value-type="string">
            <text:p>save_bill_valuepack.java, Ref=171, function_bill_proc used Record count using CHKNO for where condition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WP Bill PDF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office:value-type="string">
            <text:p>bill_pdf_WP.java, Using DB Link, Inner Join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Oracle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ew function</text:p>
          </table:table-cell>
          <table:table-cell table:style-name="ce2" office:value-type="string">
            <text:p>waiting for confirmation</text:p>
          </table:table-cell>
          <table:table-cell table:style-name="ce2" table:number-columns-repeated="2"/>
          <table:table-cell/>
          <table:table-cell office:value-type="string">
            <text:p>get firm code using start date &amp; end date &amp; company code,get startdate end date for making folder name</text:p>
          </table:table-cell>
          <table:table-cell office:value-type="string">
            <text:p>FIR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table:number-columns-repeated="3"/>
          <table:table-cell/>
          <table:table-cell office:value-type="string">
            <text:p>get count using file no &amp; status get MAX(ENTDATE) ,get FILE_NO </text:p>
          </table:table-cell>
          <table:table-cell office:value-type="string">
            <text:p>LOG_IMP_ENE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table:number-columns-repeated="3"/>
          <table:table-cell/>
          <table:table-cell office:value-type="string">
            <text:p>join using party code &amp; firm code</text:p>
          </table:table-cell>
          <table:table-cell office:value-type="string">
            <text:p>PARTYMAS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table:number-columns-repeated="3"/>
          <table:table-cell/>
          <table:table-cell office:value-type="string">
            <text:p>get count usingfirm &amp; multiple party code</text:p>
          </table:table-cell>
          <table:table-cell office:value-type="string">
            <text:p>PARTYMAS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table:number-columns-repeated="3"/>
          <table:table-cell/>
          <table:table-cell office:value-type="string">
            <text:p>get using file no, Ent date, project , status</text:p>
          </table:table-cell>
          <table:table-cell office:value-type="string">
            <text:p>LOG_FILE_GE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UPDAT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ew web service/function</text:p>
          </table:table-cell>
          <table:table-cell table:style-name="ce2" table:number-columns-repeated="3"/>
          <table:table-cell/>
          <table:table-cell office:value-type="string">
            <text:p>update remark,username &amp; status using file no</text:p>
          </table:table-cell>
          <table:table-cell office:value-type="string">
            <text:p>LOG_FILE_GE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WRIT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table:number-columns-repeated="3"/>
          <table:table-cell/>
          <table:table-cell office:value-type="string">
            <text:p>insert</text:p>
          </table:table-cell>
          <table:table-cell office:value-type="string">
            <text:p>LINK_VOU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join on billno using TRNTYPE,DEBIT,FILENO,PAY_MODE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get vou using TRNTYPE,DEBIT,FILENO,PAY_MODE,tds type &amp; bill no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get accode using billno, jv type, trntype, Debt 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get count using LPAD(CH_NO,10,'0')=LPAD(?,10,'0')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get CH_NO using billno, credit, trntype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get dtl using bilno, credit!=0 &amp; trntype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join using bil no, debit, trntype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get sumcreditt using file no, trntype, paymode, prodtype, credit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get debi using trdate,accode, firm code, chq no, party code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debit, tds tpe &amp; vou with GROUP BY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get cont using trntype, prod type, brcode, trdate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join with brcode where chq not nul, billno not nul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get trdate, chequsing billno, debit, party code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get dtl using bilno, credit!=0 &amp; chqno is not null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get trdate using billno, debit, accode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get trdate using billno, credit, partycode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Firm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Combo firm for JV</text:p>
          </table:table-cell>
          <table:table-cell office:value-type="string">
            <text:p>FIR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Party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for combo get party code &amp; name using CAT CODE &amp; firm code <text:s/>&amp; IS_ACC_DISPLAY</text:p>
          </table:table-cell>
          <table:table-cell office:value-type="string">
            <text:p>PARTYMAS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WRIT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insert into ledger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UPDAT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update file no using bill no, tdstype, trntype, pay_mode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UPDAT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office:value-type="string">
            <text:p>update file no = null, mark using file no</text:p>
          </table:table-cell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UPDAT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update debit,credit,desc, tds using vou, accode, partycode</text:p>
          </table:table-cell>
          <table:table-cell table:style-name="ce9" office:value-type="string">
            <text:p>LEDGER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>
            <text:p>MFUND</text:p>
          </table:table-cell>
          <table:table-cell table:style-name="ce2" office:value-type="string">
            <text:p>Java</text:p>
          </table:table-cell>
          <table:table-cell table:style-name="ce5"/>
          <table:table-cell table:style-name="ce2" office:value-type="string">
            <text:p>INSER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using jar file</text:p>
          </table:table-cell>
          <table:table-cell table:style-name="ce9" office:value-type="string">
            <text:p>LEDGER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>
            <text:p>PMS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Delete Bill 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table:style-name="ce9" office:value-type="string">
            <text:p>get the count of the bills using the BILLNO</text:p>
          </table:table-cell>
          <table:table-cell table:style-name="ce9" office:value-type="string">
            <text:p>FAS.LEDGER</text:p>
          </table:table-cell>
          <table:table-cell table:style-name="ce9" office:value-type="string">
            <text:p>CENTRALIZED</text:p>
          </table:table-cell>
          <table:table-cell table:style-name="ce9" office:value-type="string">
            <text:p>SIMPLE</text:p>
          </table:table-cell>
        </table:table-row>
        <table:table-row table:style-name="ro1">
          <table:table-cell table:style-name="ce2" office:value-type="string">
            <text:p>PMS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Print Bill Master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table:style-name="ce9"/>
          <table:table-cell table:style-name="ce9" office:value-type="string">
            <text:p>njindiainvest.GRPMST,Njindiainvest.GRP_DETAIL,njindiainvest.GEO_MAST,Njindiainvest.REGION,njindiainvest.ACCOUNT,FAS.LEDGER,FAS.PARTYMAST,njindiainvest.BILL_OPTION</text:p>
          </table:table-cell>
          <table:table-cell table:style-name="ce9" office:value-type="string">
            <text:p>CENTRALIZED</text:p>
          </table:table-cell>
          <table:table-cell table:style-name="ce9" office:value-type="string">
            <text:p>JOIN</text:p>
          </table:table-cell>
        </table:table-row>
        <table:table-row table:style-name="ro1">
          <table:table-cell table:style-name="ce2" office:value-type="string">
            <text:p>PMS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Generate PDF Master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/>
          <table:table-cell table:style-name="ce2" table:number-columns-repeated="3"/>
          <table:table-cell/>
          <table:table-cell table:style-name="ce9"/>
          <table:table-cell table:style-name="ce9" office:value-type="string">
            <text:p>njindiainvest.GRPMST,Njindiainvest.GRP_DETAIL,njindiainvest.GEO_MAST,Njindiainvest.REGION,njindiainvest.ACCOUNT,FAS.LEDGER,FAS.PARTYMAST,njindiainvest.BILL_OPTION</text:p>
          </table:table-cell>
          <table:table-cell table:style-name="ce9" office:value-type="string">
            <text:p>CENTRALIZED</text:p>
          </table:table-cell>
          <table:table-cell table:style-name="ce9" office:value-type="string">
            <text:p>JOIN</text:p>
          </table:table-cell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Cancel Transaction / Rejection File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table:number-columns-repeated="3"/>
          <table:table-cell/>
          <table:table-cell table:style-name="ce9" office:value-type="string">
            <text:p>using VOU</text:p>
          </table:table-cell>
          <table:table-cell table:style-name="ce9" office:value-type="string">
            <text:p>FAS.BANKREC</text:p>
          </table:table-cell>
          <table:table-cell table:style-name="ce9" office:value-type="string">
            <text:p>CENTRALIZED</text:p>
          </table:table-cell>
          <table:table-cell table:style-name="ce9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Cancel Transaction / Rejection File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using VOU</text:p>
          </table:table-cell>
          <table:table-cell table:style-name="ce9" office:value-type="string">
            <text:p>FAS.LEDGER,FAS.LEDGER_DETAIL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Pay Out Utility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using VOU</text:p>
          </table:table-cell>
          <table:table-cell table:style-name="ce9" office:value-type="string">
            <text:p>FAS.LEDGER,FAS.LEDGER_DETAIL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Generate Transaction/Rejection Fil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table:number-columns-repeated="3"/>
          <table:table-cell/>
          <table:table-cell table:style-name="ce9" office:value-type="string">
            <text:p>get firm code using COMP_ID and start date, end date</text:p>
          </table:table-cell>
          <table:table-cell table:style-name="ce9" office:value-type="string">
            <text:p>FIRM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Generate Transaction/Rejection File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Yes</text:p>
          </table:table-cell>
          <table:table-cell table:style-name="ce2" office:value-type="float" office:value="10000">
            <text:p>10000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insert in to bankrec</text:p>
          </table:table-cell>
          <table:table-cell table:style-name="ce9" office:value-type="string">
            <text:p>FAS.BANKREC</text:p>
          </table:table-cell>
          <table:table-cell table:style-name="ce9" office:value-type="string">
            <text:p>CENTRALIZED</text:p>
          </table:table-cell>
          <table:table-cell table:style-name="ce9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Order No Updation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Yes</text:p>
          </table:table-cell>
          <table:table-cell table:style-name="ce2" office:value-type="float" office:value="10000">
            <text:p>10000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insert in to bankrec</text:p>
          </table:table-cell>
          <table:table-cell table:style-name="ce9" office:value-type="string">
            <text:p>FAS.BANKREC</text:p>
          </table:table-cell>
          <table:table-cell table:style-name="ce9" office:value-type="string">
            <text:p>CENTRALIZED</text:p>
          </table:table-cell>
          <table:table-cell table:style-name="ce9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Order No Updation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Yes</text:p>
          </table:table-cell>
          <table:table-cell table:style-name="ce2" office:value-type="float" office:value="10000">
            <text:p>10000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insert in to ledger,ledger_detail</text:p>
          </table:table-cell>
          <table:table-cell table:style-name="ce9" office:value-type="string">
            <text:p>FAS.LEDGER,FAS.LEDGER_DETAIL</text:p>
          </table:table-cell>
          <table:table-cell table:style-name="ce9" office:value-type="string">
            <text:p>CENTRALIZED</text:p>
          </table:table-cell>
          <table:table-cell table:style-name="ce9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Reconciliation Process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Firm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get firm code using COMP_ID and start date, end date</text:p>
          </table:table-cell>
          <table:table-cell table:style-name="ce9" office:value-type="string">
            <text:p>FIRM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Reconciliation Process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Party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get CATCODE using PARTYCODE and FIRMCODE</text:p>
          </table:table-cell>
          <table:table-cell table:style-name="ce9" office:value-type="string">
            <text:p>PARTYMAST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Reconciliation Process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Yes</text:p>
          </table:table-cell>
          <table:table-cell table:style-name="ce2" office:value-type="float" office:value="10000">
            <text:p>10000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insert in to ledger,ledger_detail</text:p>
          </table:table-cell>
          <table:table-cell table:style-name="ce9" office:value-type="string">
            <text:p>FAS.LEDGER,FAS.LEDGER_DETAIL</text:p>
          </table:table-cell>
          <table:table-cell table:style-name="ce9" office:value-type="string">
            <text:p>CENTRALIZED</text:p>
          </table:table-cell>
          <table:table-cell table:style-name="ce9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SIP Reconciliation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Yes</text:p>
          </table:table-cell>
          <table:table-cell table:style-name="ce2" office:value-type="float" office:value="10000">
            <text:p>10000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insert in to ledger,ledger_detail</text:p>
          </table:table-cell>
          <table:table-cell table:style-name="ce9" office:value-type="string">
            <text:p>FAS.LEDGER,FAS.LEDGER_DETAIL</text:p>
          </table:table-cell>
          <table:table-cell table:style-name="ce9" office:value-type="string">
            <text:p>CENTRALIZED</text:p>
          </table:table-cell>
          <table:table-cell table:style-name="ce9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Order No Updation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Yes</text:p>
          </table:table-cell>
          <table:table-cell table:style-name="ce2" office:value-type="float" office:value="10000">
            <text:p>10000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insert in to ledger,ledger_detail</text:p>
          </table:table-cell>
          <table:table-cell table:style-name="ce9" office:value-type="string">
            <text:p>FAS.LEDGER,FAS.LEDGER_DETAIL</text:p>
          </table:table-cell>
          <table:table-cell table:style-name="ce9" office:value-type="string">
            <text:p>CENTRALIZED</text:p>
          </table:table-cell>
          <table:table-cell table:style-name="ce9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Generate Transaction/Rejection File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Yes</text:p>
          </table:table-cell>
          <table:table-cell table:style-name="ce2" office:value-type="float" office:value="10000">
            <text:p>10000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insert in to ledger,ledger_detail</text:p>
          </table:table-cell>
          <table:table-cell table:style-name="ce9" office:value-type="string">
            <text:p>FAS.LEDGER,FAS.LEDGER_DETAIL</text:p>
          </table:table-cell>
          <table:table-cell table:style-name="ce9" office:value-type="string">
            <text:p>CENTRALIZED</text:p>
          </table:table-cell>
          <table:table-cell table:style-name="ce9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Import Pay Out File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Yes</text:p>
          </table:table-cell>
          <table:table-cell table:style-name="ce2" office:value-type="float" office:value="10000">
            <text:p>10000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insert in to ledger,ledger_detail</text:p>
          </table:table-cell>
          <table:table-cell table:style-name="ce9" office:value-type="string">
            <text:p>FAS.LEDGER,FAS.LEDGER_DETAIL</text:p>
          </table:table-cell>
          <table:table-cell table:style-name="ce9" office:value-type="string">
            <text:p>CENTRALIZED</text:p>
          </table:table-cell>
          <table:table-cell table:style-name="ce9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Payment File Generation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Yes</text:p>
          </table:table-cell>
          <table:table-cell table:style-name="ce2" office:value-type="float" office:value="10000">
            <text:p>10000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insert in to ledger,ledger_detail</text:p>
          </table:table-cell>
          <table:table-cell table:style-name="ce9" office:value-type="string">
            <text:p>FAS.LEDGER,FAS.LEDGER_DETAIL</text:p>
          </table:table-cell>
          <table:table-cell table:style-name="ce9" office:value-type="string">
            <text:p>CENTRALIZED</text:p>
          </table:table-cell>
          <table:table-cell table:style-name="ce9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Reconciliation Process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Yes</text:p>
          </table:table-cell>
          <table:table-cell table:style-name="ce2" office:value-type="float" office:value="10000">
            <text:p>10000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insert in to bankrec</text:p>
          </table:table-cell>
          <table:table-cell table:style-name="ce9" office:value-type="string">
            <text:p>FAS.BANKREC</text:p>
          </table:table-cell>
          <table:table-cell table:style-name="ce9" office:value-type="string">
            <text:p>CENTRALIZED</text:p>
          </table:table-cell>
          <table:table-cell table:style-name="ce9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SIP Reconciliation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Yes</text:p>
          </table:table-cell>
          <table:table-cell table:style-name="ce2" office:value-type="float" office:value="10000">
            <text:p>10000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insert in to bankrec</text:p>
          </table:table-cell>
          <table:table-cell table:style-name="ce9" office:value-type="string">
            <text:p>FAS.BANKREC</text:p>
          </table:table-cell>
          <table:table-cell table:style-name="ce9" office:value-type="string">
            <text:p>CENTRALIZED</text:p>
          </table:table-cell>
          <table:table-cell table:style-name="ce9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Order No Updation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Yes</text:p>
          </table:table-cell>
          <table:table-cell table:style-name="ce2" office:value-type="float" office:value="10000">
            <text:p>10000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insert in to bankrec</text:p>
          </table:table-cell>
          <table:table-cell table:style-name="ce9" office:value-type="string">
            <text:p>FAS.BANKREC</text:p>
          </table:table-cell>
          <table:table-cell table:style-name="ce9" office:value-type="string">
            <text:p>CENTRALIZED</text:p>
          </table:table-cell>
          <table:table-cell table:style-name="ce9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Generate Transaction/Rejection File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Yes</text:p>
          </table:table-cell>
          <table:table-cell table:style-name="ce2" office:value-type="float" office:value="10000">
            <text:p>10000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insert in to bankrec</text:p>
          </table:table-cell>
          <table:table-cell table:style-name="ce9" office:value-type="string">
            <text:p>FAS.BANKREC</text:p>
          </table:table-cell>
          <table:table-cell table:style-name="ce9" office:value-type="string">
            <text:p>CENTRALIZED</text:p>
          </table:table-cell>
          <table:table-cell table:style-name="ce9"/>
        </table:table-row>
        <table:table-row table:style-name="ro1">
          <table:table-cell table:style-name="ce2" office:value-type="string">
            <text:p>TRADINGACCOUNT</text:p>
          </table:table-cell>
          <table:table-cell table:style-name="ce2" office:value-type="string">
            <text:p>Java</text:p>
          </table:table-cell>
          <table:table-cell table:style-name="ce5" office:value-type="string">
            <text:p>Payment File Generation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Yes</text:p>
          </table:table-cell>
          <table:table-cell table:style-name="ce2" office:value-type="float" office:value="10000">
            <text:p>10000</text:p>
          </table:table-cell>
          <table:table-cell table:style-name="ce5" office:value-type="string">
            <text:p>web service</text:p>
          </table:table-cell>
          <table:table-cell table:style-name="ce2" office:value-type="string">
            <text:p>use existing service</text:p>
          </table:table-cell>
          <table:table-cell table:style-name="ce2" office:value-type="string">
            <text:p>FasLedgerService</text:p>
          </table:table-cell>
          <table:table-cell table:style-name="ce2" office:value-type="string">
            <text:p>done</text:p>
          </table:table-cell>
          <table:table-cell/>
          <table:table-cell table:style-name="ce9" office:value-type="string">
            <text:p>insert in to bankrec</text:p>
          </table:table-cell>
          <table:table-cell table:style-name="ce9" office:value-type="string">
            <text:p>FAS.BANKREC</text:p>
          </table:table-cell>
          <table:table-cell table:style-name="ce9" office:value-type="string">
            <text:p>CENTRALIZED</text:p>
          </table:table-cell>
          <table:table-cell table:style-name="ce9"/>
        </table:table-row>
        <table:table-row table:style-name="ro1" table:number-rows-repeated="65435">
          <table:table-cell table:number-columns-repeated="15"/>
        </table:table-row>
        <table:table-row table:style-name="ro1">
          <table:table-cell table:number-columns-repeated="15"/>
        </table:table-row>
      </table:table>
      <table:database-ranges>
        <table:database-range table:target-range-address="'FAS-EAI'.A2:'FAS-EAI'.N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0">07/20/2011</text:date>, <text:time>17:4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7-15T15:37:43</meta:creation-date>
    <dc:date>2011-07-20T17:49:30</dc:date>
    <meta:editing-duration>PT14H04M57S</meta:editing-duration>
    <meta:editing-cycles>57</meta:editing-cycles>
    <meta:generator>OpenOffice.org/3.1$Linux OpenOffice.org_project/310m19$Build-9420</meta:generator>
    <meta:document-statistic meta:table-count="1" meta:cell-count="999" meta:object-count="0"/>
  </office:meta>
</office:document-meta>
</file>